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67.89mm"/>
    </style:style>
    <style:style style:name="co3" style:family="table-column">
      <style:table-column-properties fo:break-before="auto" style:column-width="71.7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40.38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razyflie contol board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0603_new_n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/>
          <table:table-cell table:formula="of:=[.F2]*[.D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9,U7</text:p>
          </table:table-cell>
          <table:table-cell office:value-type="string" calcext:value-type="string">
            <text:p>SOT23_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S79301</text:p>
          </table:table-cell>
          <table:table-cell office:value-type="float" office:value="0.75" calcext:value-type="float">
            <text:p>0,75</text:p>
          </table:table-cell>
          <table:table-cell table:formula="of:=[.F3]*[.D3]" office:value-type="float" office:value="1.5" calcext:value-type="float">
            <text:p>1,5</text:p>
          </table:table-cell>
          <table:table-cell office:value-type="string" calcext:value-type="string">
            <text:p>https://www.digikey.com/product-detail/en/texas-instruments/TPS79301DBVR/296-12154-1-ND/4119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S56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5611-01BA03</text:p>
          </table:table-cell>
          <table:table-cell office:value-type="float" office:value="12.48" calcext:value-type="float">
            <text:p>12,48</text:p>
          </table:table-cell>
          <table:table-cell table:formula="of:=[.F4]*[.D4]" office:value-type="float" office:value="12.48" calcext:value-type="float">
            <text:p>12,48</text:p>
          </table:table-cell>
          <table:table-cell office:value-type="string" calcext:value-type="string">
            <text:p>https://www.digikey.com/product-detail/en/te-connectivity-measurement-specialties/MS561101BA03-50/223-1622-2-ND/52774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24,C23,C33,C20,C18,C41,C38,C36,C2,C3,C5</text:p>
          </table:table-cell>
          <table:table-cell office:value-type="string" calcext:value-type="string">
            <text:p>SM0603_Cap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nF</text:p>
          </table:table-cell>
          <table:table-cell/>
          <table:table-cell table:formula="of:=[.F5]*[.D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2,C7,C4,C37,C34,C31,C30</text:p>
          </table:table-cell>
          <table:table-cell office:value-type="string" calcext:value-type="string">
            <text:p>SM0603_Cap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7uF</text:p>
          </table:table-cell>
          <table:table-cell/>
          <table:table-cell table:formula="of:=[.F6]*[.D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SM0603_Ca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uF</text:p>
          </table:table-cell>
          <table:table-cell/>
          <table:table-cell table:formula="of:=[.F7]*[.D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38,R22,R7</text:p>
          </table:table-cell>
          <table:table-cell office:value-type="string" calcext:value-type="string">
            <text:p>SM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/>
          <table:table-cell table:formula="of:=[.F8]*[.D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37,R36,R33,R25,R32,R1,R2,R3,R4,R27,R8,R9,R10</text:p>
          </table:table-cell>
          <table:table-cell office:value-type="string" calcext:value-type="string">
            <text:p>SM06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k</text:p>
          </table:table-cell>
          <table:table-cell/>
          <table:table-cell table:formula="of:=[.F9]*[.D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6,Q5</text:p>
          </table:table-cell>
          <table:table-cell office:value-type="string" calcext:value-type="string">
            <text:p>SOT23G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7002</text:p>
          </table:table-cell>
          <table:table-cell office:value-type="float" office:value="0.34" calcext:value-type="float">
            <text:p>0,34</text:p>
          </table:table-cell>
          <table:table-cell table:formula="of:=[.F10]*[.D10]" office:value-type="float" office:value="0.68" calcext:value-type="float">
            <text:p>0,68</text:p>
          </table:table-cell>
          <table:table-cell office:value-type="string" calcext:value-type="string">
            <text:p>https://www.digikey.nl/product-detail/nl/on-semiconductor/2N7002/2N7002NCT-ND/2446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INHEADER_127_1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1</text:p>
          </table:table-cell>
          <table:table-cell/>
          <table:table-cell table:formula="of:=[.F11]*[.D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2,P4,P1,P3</text:p>
          </table:table-cell>
          <table:table-cell office:value-type="string" calcext:value-type="string">
            <text:p>PINHEADER_127_2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2</text:p>
          </table:table-cell>
          <table:table-cell/>
          <table:table-cell table:formula="of:=[.F12]*[.D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MDLED-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 LED</text:p>
          </table:table-cell>
          <table:table-cell office:value-type="float" office:value="0.209" calcext:value-type="float">
            <text:p>0,209</text:p>
          </table:table-cell>
          <table:table-cell table:formula="of:=[.F13]*[.D13]" office:value-type="float" office:value="0.209" calcext:value-type="float">
            <text:p>0,209</text:p>
          </table:table-cell>
          <table:table-cell office:value-type="string" calcext:value-type="string">
            <text:p>https://www.amazon.de/SMD-0603-GR%C3%9CN-WTN-0603-180gr-gr%C3%BCne/dp/B002OD8S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MDLED-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 LED</text:p>
          </table:table-cell>
          <table:table-cell office:value-type="float" office:value="0.189" calcext:value-type="float">
            <text:p>0,189</text:p>
          </table:table-cell>
          <table:table-cell table:formula="of:=[.F14]*[.D14]" office:value-type="float" office:value="0.189" calcext:value-type="float">
            <text:p>0,189</text:p>
          </table:table-cell>
          <table:table-cell office:value-type="string" calcext:value-type="string">
            <text:p>https://www.amazon.de/SMD-0603-GR%C3%9CN-WTN-0603-180gr-gr%C3%BCne/dp/B002OD8S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4,D3,D2,D1</text:p>
          </table:table-cell>
          <table:table-cell office:value-type="string" calcext:value-type="string">
            <text:p>sod3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54</text:p>
          </table:table-cell>
          <table:table-cell office:value-type="float" office:value="0.323" calcext:value-type="float">
            <text:p>0,323</text:p>
          </table:table-cell>
          <table:table-cell table:formula="of:=[.F15]*[.D15]" office:value-type="float" office:value="1.292" calcext:value-type="float">
            <text:p>1,292</text:p>
          </table:table-cell>
          <table:table-cell office:value-type="string" calcext:value-type="string">
            <text:p>https://nl.mouser.com/ProductDetail/Infineon-Technologies/BAT5403WE6327HTSA1?qs=sGAEpiMZZMtQ8nqTKtFS%2FAU2i4P1o9FIy7hFmOwHEkE%3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/>
          <table:table-cell table:formula="of:=[.F16]*[.D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/>
          <table:table-cell table:formula="of:=[.F17]*[.D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29,R19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/>
          <table:table-cell table:formula="of:=[.F18]*[.D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R</text:p>
          </table:table-cell>
          <table:table-cell/>
          <table:table-cell table:formula="of:=[.F19]*[.D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/>
          <table:table-cell table:formula="of:=[.F20]*[.D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28,R18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k</text:p>
          </table:table-cell>
          <table:table-cell/>
          <table:table-cell table:formula="of:=[.F21]*[.D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26,R24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K</text:p>
          </table:table-cell>
          <table:table-cell/>
          <table:table-cell table:formula="of:=[.F22]*[.D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/>
          <table:table-cell table:formula="of:=[.F23]*[.D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k</text:p>
          </table:table-cell>
          <table:table-cell/>
          <table:table-cell table:formula="of:=[.F24]*[.D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.2k</text:p>
          </table:table-cell>
          <table:table-cell/>
          <table:table-cell table:formula="of:=[.F25]*[.D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13,R14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k</text:p>
          </table:table-cell>
          <table:table-cell/>
          <table:table-cell table:formula="of:=[.F26]*[.D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k</text:p>
          </table:table-cell>
          <table:table-cell/>
          <table:table-cell table:formula="of:=[.F27]*[.D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R</text:p>
          </table:table-cell>
          <table:table-cell/>
          <table:table-cell table:formula="of:=[.F28]*[.D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SM0603_Ca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nF</text:p>
          </table:table-cell>
          <table:table-cell/>
          <table:table-cell table:formula="of:=[.F29]*[.D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16,C8,C40,C32</text:p>
          </table:table-cell>
          <table:table-cell office:value-type="string" calcext:value-type="string">
            <text:p>SM0603_Ca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nF</text:p>
          </table:table-cell>
          <table:table-cell/>
          <table:table-cell table:formula="of:=[.F30]*[.D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SM0603_Ca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/>
          <table:table-cell table:formula="of:=[.F31]*[.D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35,C29</text:p>
          </table:table-cell>
          <table:table-cell office:value-type="string" calcext:value-type="string">
            <text:p>SM0603_Ca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F</text:p>
          </table:table-cell>
          <table:table-cell/>
          <table:table-cell table:formula="of:=[.F32]*[.D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OT23_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6054</text:p>
          </table:table-cell>
          <table:table-cell office:value-type="float" office:value="2.59" calcext:value-type="float">
            <text:p>2,59</text:p>
          </table:table-cell>
          <table:table-cell table:formula="of:=[.F33]*[.D33]" office:value-type="float" office:value="2.59" calcext:value-type="float">
            <text:p>2,59</text:p>
          </table:table-cell>
          <table:table-cell office:value-type="string" calcext:value-type="string">
            <text:p>https://www.digikey.com/products/en/integrated-circuits-ics/interface-specialized/754?k=MAX16054&amp;k=&amp;pkeyword=MAX16054&amp;sv=0&amp;pv7=2&amp;sf=0&amp;quantity=&amp;ColumnSort=0&amp;page=1&amp;pageSize=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Q4,Q3,Q2,Q1</text:p>
          </table:table-cell>
          <table:table-cell office:value-type="string" calcext:value-type="string">
            <text:p>SOT23G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MV31XN,PMV30UN2</text:p>
          </table:table-cell>
          <table:table-cell office:value-type="float" office:value="0.327" calcext:value-type="float">
            <text:p>0,327</text:p>
          </table:table-cell>
          <table:table-cell table:formula="of:=[.F34]*[.D34]" office:value-type="float" office:value="1.308" calcext:value-type="float">
            <text:p>1,308</text:p>
          </table:table-cell>
          <table:table-cell office:value-type="string" calcext:value-type="string">
            <text:p>https://nl.farnell.com/nexperia/pmv30un2r/mosfet-n-ch-20v-5-4a-sot-23-3/dp/2469652?gclid=Cj0KCQiAwc7jBRD8ARIsAKSUBHJSJC-r6n1W4s3bky1Y_aJ2Z9dbaJSLFh0Q-CTw39O8WKKpUKhBkHwaAqnhEALw_wcB&amp;mckv=sa4KF47Gf_dc|pcrid|84261766207|kword|pmv30un2|match|p|plid||slid||product||pgrid|17079611527|ptaid|kwd-120782333834|&amp;CMP=KNC-GNL-GEN-SKU-MDC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QFN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Q24075</text:p>
          </table:table-cell>
          <table:table-cell office:value-type="float" office:value="2.27" calcext:value-type="float">
            <text:p>2,27</text:p>
          </table:table-cell>
          <table:table-cell table:formula="of:=[.F35]*[.D35]" office:value-type="float" office:value="2.27" calcext:value-type="float">
            <text:p>2,27</text:p>
          </table:table-cell>
          <table:table-cell office:value-type="string" calcext:value-type="string">
            <text:p>https://www.digikey.com/product-detail/en/texas-instruments/BQ24075RGTR/296-38874-1-ND/51429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T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F2221</text:p>
          </table:table-cell>
          <table:table-cell office:value-type="float" office:value="0.44" calcext:value-type="float">
            <text:p>0,44</text:p>
          </table:table-cell>
          <table:table-cell table:formula="of:=[.F36]*[.D36]" office:value-type="float" office:value="0.44" calcext:value-type="float">
            <text:p>0,44</text:p>
          </table:table-cell>
          <table:table-cell office:value-type="string" calcext:value-type="string">
            <text:p>https://www.digikey.com/products/en/filters/emi-rfi-filters-lc-rc-networks/835?k=NUF2221&amp;k=&amp;pkeyword=NUF2221&amp;sv=0&amp;pv7=2&amp;pv1989=0&amp;sf=0&amp;quantity=&amp;ColumnSort=0&amp;page=1&amp;pageSize=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MPU60X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U60X0</text:p>
          </table:table-cell>
          <table:table-cell office:value-type="float" office:value="7.13" calcext:value-type="float">
            <text:p>7,13</text:p>
          </table:table-cell>
          <table:table-cell table:formula="of:=[.F37]*[.D37]" office:value-type="float" office:value="7.13" calcext:value-type="float">
            <text:p>7,13</text:p>
          </table:table-cell>
          <table:table-cell office:value-type="string" calcext:value-type="string">
            <text:p>https://nl.farnell.com/invensense/mpu-6050/gyro-accel-6-axis-i2c-qfn-24/dp/1864742?st=MPU60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QFN16_HMC5883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MC5883L</text:p>
          </table:table-cell>
          <table:table-cell/>
          <table:table-cell table:formula="of:=[.F38]*[.D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7,D8</text:p>
          </table:table-cell>
          <table:table-cell office:value-type="string" calcext:value-type="string">
            <text:p>SMDLED-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E LED</text:p>
          </table:table-cell>
          <table:table-cell office:value-type="float" office:value="0.199" calcext:value-type="float">
            <text:p>0,199</text:p>
          </table:table-cell>
          <table:table-cell table:formula="of:=[.F39]*[.D39]" office:value-type="float" office:value="0.398" calcext:value-type="float">
            <text:p>0,398</text:p>
          </table:table-cell>
          <table:table-cell office:value-type="string" calcext:value-type="string">
            <text:p>https://www.amazon.de/SMD-0603-GR%C3%9CN-WTN-0603-180gr-gr%C3%BCne/dp/B002OD8S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JST-B2B-Z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office:value-type="float" office:value="0.24926" calcext:value-type="float">
            <text:p>0,24926</text:p>
          </table:table-cell>
          <table:table-cell table:formula="of:=[.F40]*[.D40]" office:value-type="float" office:value="0.24926" calcext:value-type="float">
            <text:p>0,24926</text:p>
          </table:table-cell>
          <table:table-cell office:value-type="string" calcext:value-type="string">
            <text:p>https://www.distrelec.nl/nl/pin-header-single-row-straight-polen-jst-b2b-zr/p/14301900?channel=b2c&amp;price_gs=.24926&amp;wt_mc=nl.cse.gshop.nl.-&amp;source=googleps&amp;ext_cid=gpgooaqnlnl-mmpn&amp;kw=%7Bkeyword%7D&amp;ext_cid=gpgooaqnlnl-mmpn&amp;kw=jst%20b2b-zr&amp;&amp;gclid=CjwKCAiAnsnjBRB6EiwATkM1XvCbZCtquxpH6gwclMVRb3q4xJQEISsfy0V4rSYAFQvlYSUkCWnIAxoCfJEQAvD_Bw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W1,SW2</text:p>
          </table:table-cell>
          <table:table-cell office:value-type="string" calcext:value-type="string">
            <text:p>SPST-NO-4x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SH ON/OFF</text:p>
          </table:table-cell>
          <table:table-cell office:value-type="float" office:value="0.87" calcext:value-type="float">
            <text:p>0,87</text:p>
          </table:table-cell>
          <table:table-cell table:formula="of:=[.F41]*[.D41]" office:value-type="float" office:value="1.74" calcext:value-type="float">
            <text:p>1,74</text:p>
          </table:table-cell>
          <table:table-cell office:value-type="string" calcext:value-type="string">
            <text:p>https://www.digikey.nl/product-detail/nl/omron-electronics-inc-emc-div/B3U-1000P/SW1020CT-ND/15343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ZX62-B-5PA_11_CF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-B-USB</text:p>
          </table:table-cell>
          <table:table-cell office:value-type="float" office:value="0.37" calcext:value-type="float">
            <text:p>0,37</text:p>
          </table:table-cell>
          <table:table-cell table:formula="of:=[.F42]*[.D42]" office:value-type="float" office:value="0.37" calcext:value-type="float">
            <text:p>0,37</text:p>
          </table:table-cell>
          <table:table-cell office:value-type="string" calcext:value-type="string">
            <text:p>https://www.digikey.nl/product-detail/nl/amphenol-icc-fci/10118192-0001LF/609-4613-1-ND/27853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39,R40,R41</text:p>
          </table:table-cell>
          <table:table-cell office:value-type="string" calcext:value-type="string">
            <text:p>SM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R</text:p>
          </table:table-cell>
          <table:table-cell/>
          <table:table-cell table:formula="of:=[.F43]*[.D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ESP32-WROOM-32_n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</text:p>
          </table:table-cell>
          <table:table-cell office:value-type="float" office:value="3.8" calcext:value-type="float">
            <text:p>3,8</text:p>
          </table:table-cell>
          <table:table-cell table:formula="of:=[.F44]*[.D44]" office:value-type="float" office:value="3.8" calcext:value-type="float">
            <text:p>3,8</text:p>
          </table:table-cell>
          <table:table-cell office:value-type="string" calcext:value-type="string">
            <text:p>https://www.digikey.com/products/en/rf-if-and-rfid/rf-transceiver-modules/872?k=&amp;pkeyword=&amp;sv=0&amp;pv7=2&amp;sf=0&amp;FV=fffc07ad&amp;mpart=ESP32-WROOM-32&amp;quantity=&amp;ColumnSort=0&amp;page=1&amp;stock=1&amp;pageSize=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QFN-24-1EP_4x4mm_new_new_n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4</text:p>
          </table:table-cell>
          <table:table-cell office:value-type="float" office:value="1.35" calcext:value-type="float">
            <text:p>1,35</text:p>
          </table:table-cell>
          <table:table-cell table:formula="of:=[.F45]*[.D45]" office:value-type="float" office:value="1.35" calcext:value-type="float">
            <text:p>1,35</text:p>
          </table:table-cell>
          <table:table-cell office:value-type="string" calcext:value-type="string">
            <text:p>https://www.digikey.com/products/en/integrated-circuits-ics/interface-controllers/753?k=CP2102N-A01-GQFN24&amp;k=&amp;pkeyword=CP2102N-A01-GQFN24&amp;sv=0&amp;pv7=2&amp;sf=0&amp;quantity=&amp;ColumnSort=0&amp;page=1&amp;pageSize=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603_new_n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/>
          <table:table-cell table:formula="of:=[.F46]*[.D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Q7,Q8</text:p>
          </table:table-cell>
          <table:table-cell office:value-type="string" calcext:value-type="string">
            <text:p>SOT-23-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8050-G</text:p>
          </table:table-cell>
          <table:table-cell office:value-type="float" office:value="0.24" calcext:value-type="float">
            <text:p>0,24</text:p>
          </table:table-cell>
          <table:table-cell table:formula="of:=[.F47]*[.D47]" office:value-type="float" office:value="0.48" calcext:value-type="float">
            <text:p>0,48</text:p>
          </table:table-cell>
          <table:table-cell office:value-type="string" calcext:value-type="string">
            <text:p>https://www.digikey.com/product-detail/en/comchip-technology/SS8050-G/641-1790-1-ND/6138954</text:p>
          </table:table-cell>
        </table:table-row>
        <table:table-row table:style-name="ro1">
          <table:table-cell table:number-columns-repeated="6"/>
          <table:table-cell table:formula="of:=SUM([.G2:.G47])" office:value-type="float" office:value="38.47526" calcext:value-type="float">
            <text:p>38,475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0">00-00-0000</text:date>, <text:time style:data-style-name="N2" text:time-value="10:48:09.109568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0T11:03:29.442990169</dc:date>
    <meta:editing-duration>PT5M12S</meta:editing-duration>
    <meta:editing-cycles>2</meta:editing-cycles>
    <meta:generator>LibreOffice/5.1.6.2$Linux_X86_64 LibreOffice_project/10m0$Build-2</meta:generator>
    <meta:document-statistic meta:table-count="1" meta:cell-count="321" meta:object-count="0"/>
  </office:meta>
</office:document-meta>
</file>